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4008"/>
    </style:style>
    <style:style style:name="P2" style:family="paragraph" style:parent-style-name="Standard">
      <style:text-properties officeooo:rsid="00164008" officeooo:paragraph-rsid="00164008"/>
    </style:style>
    <style:style style:name="P3" style:family="paragraph" style:parent-style-name="Standard" style:list-style-name="L1">
      <style:text-properties officeooo:rsid="00164008" officeooo:paragraph-rsid="00164008"/>
    </style:style>
    <style:style style:name="P4" style:family="paragraph" style:parent-style-name="Standard" style:list-style-name="L2">
      <style:text-properties officeooo:rsid="00164008" officeooo:paragraph-rsid="00164008"/>
    </style:style>
    <style:style style:name="P5" style:family="paragraph" style:parent-style-name="Standard" style:list-style-name="L2">
      <style:text-properties officeooo:rsid="001914e4" officeooo:paragraph-rsid="001914e4"/>
    </style:style>
    <style:style style:name="P6" style:family="paragraph" style:parent-style-name="Standard" style:list-style-name="L2">
      <style:text-properties officeooo:rsid="001914e4" officeooo:paragraph-rsid="001e3ef5"/>
    </style:style>
    <style:style style:name="P7" style:family="paragraph" style:parent-style-name="Standard" style:list-style-name="L2">
      <style:text-properties officeooo:rsid="0016db6d" officeooo:paragraph-rsid="0016db6d"/>
    </style:style>
    <style:style style:name="P8" style:family="paragraph" style:parent-style-name="Standard" style:list-style-name="L2">
      <style:text-properties officeooo:rsid="001733a3" officeooo:paragraph-rsid="001733a3"/>
    </style:style>
    <style:style style:name="P9" style:family="paragraph" style:parent-style-name="Standard" style:list-style-name="L2">
      <style:text-properties officeooo:rsid="0019a18d" officeooo:paragraph-rsid="0019a18d"/>
    </style:style>
    <style:style style:name="P10" style:family="paragraph" style:parent-style-name="Standard" style:list-style-name="L2">
      <style:text-properties officeooo:rsid="0019a18d" officeooo:paragraph-rsid="001e3ef5"/>
    </style:style>
    <style:style style:name="P11" style:family="paragraph" style:parent-style-name="Standard" style:list-style-name="L2">
      <style:text-properties officeooo:rsid="001cbc56" officeooo:paragraph-rsid="001cbc56"/>
    </style:style>
    <style:style style:name="T1" style:family="text">
      <style:text-properties officeooo:rsid="001733a3"/>
    </style:style>
    <style:style style:name="T2" style:family="text">
      <style:text-properties officeooo:rsid="001914e4"/>
    </style:style>
    <style:style style:name="T3" style:family="text">
      <style:text-properties officeooo:rsid="001aa7a2"/>
    </style:style>
    <style:style style:name="T4" style:family="text">
      <style:text-properties officeooo:rsid="001afd7a"/>
    </style:style>
    <style:style style:name="T5" style:family="text">
      <style:text-properties officeooo:rsid="001d1f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 for mechanical devices</text:p>
      <text:p text:style-name="P1"/>
      <text:p text:style-name="P2">Objective: <text:s/>Teach students about mechanical devices through practical, <text:span text:style-name="T4">hands on</text:span> experience</text:p>
      <text:p text:style-name="P2"/>
      <text:p text:style-name="P2">End goal: <text:s/>A Rube Goldbergh device contest where students build a machine to accomplish a simple task such as turning on a light bulb.</text:p>
      <text:p text:style-name="P2"/>
      <text:p text:style-name="P2">Tools:</text:p>
      <text:list xml:id="list6608943546310618726" text:style-name="L1">
        <text:list-item>
          <text:p text:style-name="P3">kenx pieces</text:p>
        </text:list-item>
        <text:list-item>
          <text:p text:style-name="P3">Other materials</text:p>
        </text:list-item>
      </text:list>
      <text:p text:style-name="P2"/>
      <text:p text:style-name="P2">Time frame: <text:s/>Once a week labs/demo’s of capabilities of kenx pieces</text:p>
      <text:p text:style-name="P2"/>
      <text:p text:style-name="P2">Schedule:</text:p>
      <text:list xml:id="list4058352823936632388" text:style-name="L2">
        <text:list-item>
          <text:p text:style-name="P4"><text:span text:style-name="T3">Introduction and </text:span>Fundamentals</text:p>
          <text:list>
            <text:list-item>
              <text:p text:style-name="P4">Length, area &amp; volume</text:p>
            </text:list-item>
            <text:list-item>
              <text:p text:style-name="P4">Mass <text:span text:style-name="T5">(1 g = 1 cm^3 of water)</text:span></text:p>
            </text:list-item>
            <text:list-item>
              <text:p text:style-name="P5">Volts</text:p>
            </text:list-item>
            <text:list-item>
              <text:p text:style-name="P5">Amps</text:p>
            </text:list-item>
            <text:list-item>
              <text:p text:style-name="P4">Force: <text:s/>F = M<text:span text:style-name="T1">ass </text:span>* A<text:span text:style-name="T1">cceleration</text:span></text:p>
            </text:list-item>
            <text:list-item>
              <text:p text:style-name="P7">Pressure: <text:s/>F<text:span text:style-name="T1">orce</text:span>/area</text:p>
            </text:list-item>
            <text:list-item>
              <text:p text:style-name="P7">Torque: <text:s/>F<text:span text:style-name="T1">orce through a distance</text:span></text:p>
            </text:list-item>
            <text:list-item>
              <text:p text:style-name="P7">Power: <text:s/>(F<text:span text:style-name="T1">orce</text:span> * D<text:span text:style-name="T1">istance</text:span>)/time <text:span text:style-name="T2">or Volts * Amps</text:span></text:p>
            </text:list-item>
            <text:list-item>
              <text:p text:style-name="P7">Energy: <text:s/>Power / time</text:p>
            </text:list-item>
          </text:list>
        </text:list-item>
        <text:list-item>
          <text:p text:style-name="P8">Basic structures</text:p>
          <text:list>
            <text:list-item>
              <text:p text:style-name="P8">Build &amp; apply force to deformation</text:p>
            </text:list-item>
            <text:list-item>
              <text:p text:style-name="P8">Fundamentals: <text:s/>Length, area, force <text:span text:style-name="T4">and pressure</text:span></text:p>
            </text:list-item>
          </text:list>
        </text:list-item>
        <text:list-item>
          <text:p text:style-name="P6">Pulleys for mechanical advantage</text:p>
          <text:list>
            <text:list-item>
              <text:p text:style-name="P6">Build basic motor driven wench</text:p>
            </text:list-item>
            <text:list-item>
              <text:p text:style-name="P10">Measure deflection of the frame</text:p>
            </text:list-item>
            <text:list-item>
              <text:p text:style-name="P6">Fundamentals: <text:s/>Torque and force</text:p>
            </text:list-item>
          </text:list>
        </text:list-item>
        <text:list-item>
          <text:p text:style-name="P5">Basic electrical circuits</text:p>
          <text:list>
            <text:list-item>
              <text:p text:style-name="P5">Use of series circuits: <text:s/>show as more load (bulbs) applied, each gets dimmer</text:p>
            </text:list-item>
            <text:list-item>
              <text:p text:style-name="P5">User power pack &amp; solar</text:p>
            </text:list-item>
            <text:list-item>
              <text:p text:style-name="P5">Fundamentals: <text:s/>Volts, Amps, Power &amp; Energy</text:p>
            </text:list-item>
          </text:list>
        </text:list-item>
        <text:list-item>
          <text:p text:style-name="P5">Motors</text:p>
          <text:list>
            <text:list-item>
              <text:p text:style-name="P5">Build a very basic spinner connected to a motor</text:p>
            </text:list-item>
            <text:list-item>
              <text:p text:style-name="P5">Power with power pack and solar panel</text:p>
            </text:list-item>
          </text:list>
        </text:list-item>
        <text:list-item>
          <text:p text:style-name="P5">Gears</text:p>
          <text:list>
            <text:list-item>
              <text:p text:style-name="P5">Build a better wench with more lifting ability</text:p>
            </text:list-item>
            <text:list-item>
              <text:p text:style-name="P9">Measure deflection of the frame</text:p>
            </text:list-item>
            <text:list-item>
              <text:p text:style-name="P5">Fundamentals: <text:s/>Power, Energy, Torque and force</text:p>
            </text:list-item>
          </text:list>
        </text:list-item>
        <text:list-item>
          <text:p text:style-name="P9">Rube Goldberg: <text:s/>Who was he and details of the contest</text:p>
        </text:list-item>
        <text:list-item>
          <text:p text:style-name="P11">The Rube Goldberg contest pre-build: <text:s/>help the students with their machines</text:p>
        </text:list-item>
        <text:list-item>
          <text:p text:style-name="P11">Conte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Dunaway</meta:initial-creator>
    <meta:creation-date>2016-08-14T11:42:30.519883000</meta:creation-date>
    <dc:date>2016-10-28T18:06:02.649177000</dc:date>
    <dc:creator>Fred Dunaway</dc:creator>
    <meta:editing-duration>P1DT12H42M59S</meta:editing-duration>
    <meta:editing-cycles>7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39" meta:word-count="249" meta:character-count="1406" meta:non-whitespace-character-count="1214"/>
  </office:meta>
</office:document-meta>
</file>